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3.20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6d6d"/>
      <style:text-properties fo:color="#000000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 style:data-style-name="N3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comple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basic syntax</text:p>
          </table:table-cell>
          <table:table-cell table:style-name="ce10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conditional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dictionarie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exception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3-18" calcext:value-type="date">
            <text:p>Mar 18, 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functions, builtin function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3-18" calcext:value-type="date">
            <text:p>Mar 18, 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ists, tuples, set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oop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uple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ype casting</text:p>
          </table:table-cell>
          <table:table-cell table:style-name="ce10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variables and data types</text:p>
          </table:table-cell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arrays and linked list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3-25" calcext:value-type="date">
            <text:p>Mar 25, 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binary search tree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13" calcext:value-type="date">
            <text:p>Apr 13, 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ash table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eaps stacks and que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recursion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sorting algorithm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ules</text:p>
          </table:table-cell>
          <table:table-cell/>
          <table:table-cell table:style-name="ce10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mbdas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orators</text:p>
          </table:table-cell>
          <table:table-cell/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rators</text:p>
          </table:table-cell>
          <table:table-cell/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gular expressions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classe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inheritance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method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under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16" calcext:value-type="date">
            <text:p>Apr 16,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ecorators</text:p>
          </table:table-cell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uv</text:p>
          </table:table-cell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pip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scipy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rich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dask (beter than celery (for scientific computing)? Maybe dask is not needed if you know polars. Or just go immediately to spark).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st comprehensions</text:p>
          </table:table-cell>
          <table:table-cell/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nerator expressions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radigms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ntext manager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arn a framework</text:p>
          </table:table-cell>
          <table:table-cell office:value-type="string" calcext:value-type="string">
            <text:p>django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multiprocessing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asynchrony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GI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Threading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atic typing</text:p>
          </table:table-cell>
          <table:table-cell office:value-type="string" calcext:value-type="string">
            <text:p>&lt;choose&gt;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de formatting</text:p>
          </table:table-cell>
          <table:table-cell office:value-type="string" calcext:value-type="string">
            <text:p>ruff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phinx?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sting</text:p>
          </table:table-cell>
          <table:table-cell table:style-name="ce9" office:value-type="string" calcext:value-type="string">
            <text:p>pytest</text:p>
          </table:table-cell>
          <table:table-cell table:number-columns-repeated="2"/>
        </table:table-row>
        <table:table-row table:style-name="ro1" table:number-rows-repeated="104853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C12:Sheet1.C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 style:data-style-name="N2" text:time-value="12:26:58.1011255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1:56:36.357549663</meta:creation-date>
    <dc:date>2025-04-16T12:27:27.031770201</dc:date>
    <meta:editing-duration>P2DT4H19M21S</meta:editing-duration>
    <meta:editing-cycles>17</meta:editing-cycles>
    <meta:generator>LibreOffice/24.2.7.2$Linux_X86_64 LibreOffice_project/420$Build-2</meta:generator>
    <meta:document-statistic meta:table-count="1" meta:cell-count="158" meta:object-count="0"/>
  </office:meta>
</office:document-meta>
</file>